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dd5" officeooo:paragraph-rsid="00195dd5"/>
    </style:style>
    <style:style style:name="P3" style:family="paragraph" style:parent-style-name="Standard">
      <style:text-properties officeooo:rsid="00195c6d" officeooo:paragraph-rsid="00195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Material práctica soldadura blanda para 60 alumnos (2 x GM, 1 xGS)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">Precio</text:p>
          </table:table-cell>
        </table:table-row>
        <table:table-row>
          <table:table-cell table:style-name="Table1.A2" office:value-type="string">
            <text:p text:style-name="P1">Cartuchos gas soplete</text:p>
          </table:table-cell>
          <table:table-cell table:style-name="Table1.A2" office:value-type="string">
            <text:p text:style-name="P1">10</text:p>
          </table:table-cell>
          <table:table-cell table:style-name="Table1.C2" office:value-type="string">
            <text:p text:style-name="P1">Leroy Merlin</text:p>
            <text:p text:style-name="P1">https://www.leroymerlin.es/productos/cartucho-de-gas-btp-c200-pro-81981518.html</text:p>
            <text:p text:style-name="P1">4,82 euros</text:p>
            <text:p text:style-name="P1">Obramat</text:p>
            <text:p text:style-name="P1">https://www.obramat.es/productos/cartucho-gas-butano-btp-c200-super-ego-10427515.html</text:p>
            <text:p text:style-name="P1">1,9 euros</text:p>
          </table:table-cell>
        </table:table-row>
        <table:table-row>
          <table:table-cell table:style-name="Table1.A2" office:value-type="string">
            <text:p text:style-name="P1">Manguitos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2">Leroy Merlin</text:p>
            <text:p text:style-name="P2">https://www.leroymerlin.es/productos/manguito-cobre-15-mm-bolsa-4-unidades-85374715.html</text:p>
            <text:p text:style-name="P2">0,25 euros</text:p>
            <text:p text:style-name="P2"/>
            <text:p text:style-name="P2">Obramat</text:p>
            <text:p text:style-name="P2">https://www.obramat.es/productos/manguito-pasante-15mm-hembra-cobre-4-unidades-10857693.html</text:p>
            <text:p text:style-name="P2">0,5 euros</text:p>
            <text:p text:style-name="P2"/>
            <text:p text:style-name="P2">Disbany</text:p>
            <text:p text:style-name="P2">pedir precio</text:p>
            <text:p text:style-name="P2"/>
            <text:p text:style-name="P2">Salvador Escoda</text:p>
            <text:p text:style-name="P2">0,76 euros</text:p>
          </table:table-cell>
        </table:table-row>
        <table:table-row>
          <table:table-cell table:style-name="Table1.A2" office:value-type="string">
            <text:p text:style-name="P2">Entronque H 1/2“ a tubo 15 mm</text:p>
          </table:table-cell>
          <table:table-cell table:style-name="Table1.A2" office:value-type="string">
            <text:p text:style-name="P2">6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ntronque M 1/2“ a tubo 15 mm</text:p>
          </table:table-cell>
          <table:table-cell table:style-name="Table1.A2" office:value-type="string">
            <text:p text:style-name="P2">6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0T11:46:03.580422028</dc:date>
    <meta:editing-duration>P0D</meta:editing-duration>
    <meta:editing-cycles>1</meta:editing-cycles>
    <meta:document-statistic meta:table-count="1" meta:image-count="0" meta:object-count="0" meta:page-count="1" meta:paragraph-count="29" meta:word-count="65" meta:character-count="663" meta:non-whitespace-character-count="625"/>
  </office:meta>
</office:document-meta>
</file>